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Name.getRoo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ileNam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Nam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Name.isAncestor( final FileName ances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Name.equals( final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ileNam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ileName.getBas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FileName.isDescendent( final FileName descendent , final NameScop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Name.getPar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FileName.checkName( final String basePath , final String path , final NameScope scop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FileName.get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ileName.getPathDeco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Name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Name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FileName.getRelativeName( final FileName 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FileName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Name.setType( File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Name.AbstractFileName( final String scheme , final String absPath , File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ileName.isDescendent( final FileName desce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Name.getExten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FileName.getFriendly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ileName.getDep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ileName.creat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ile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Name.getUriTrai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